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56A8AC58C091E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fals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">
      <style:text-properties officeooo:rsid="0031781d" officeooo:paragraph-rsid="0031781d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Leyenda_20_sanción">
      <style:text-properties officeooo:paragraph-rsid="00283194"/>
    </style:style>
    <style:style style:name="P8" style:family="paragraph" style:parent-style-name="Leyenda_20_sanción">
      <style:text-properties officeooo:rsid="0031781d" officeooo:paragraph-rsid="0031781d"/>
    </style:style>
    <style:style style:name="P9" style:family="paragraph" style:parent-style-name="Texto_20_normas">
      <style:paragraph-properties fo:margin-left="0cm" fo:margin-right="0cm" fo:text-indent="0cm" style:auto-text-indent="false"/>
    </style:style>
    <style:style style:name="P10" style:family="paragraph" style:parent-style-name="Descripción_20_Sintética" style:master-page-name="">
      <loext:graphic-properties draw:fill="none"/>
      <style:paragraph-properties fo:margin-left="5.8cm" fo:margin-right="0cm" fo:margin-top="0cm" fo:margin-bottom="1cm" loext:contextual-spacing="false" fo:text-align="justify" style:justify-single-word="false" fo:text-indent="-5.8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11" style:family="paragraph" style:parent-style-name="Títulos_20_normas">
      <style:text-properties officeooo:rsid="002323eb" officeooo:paragraph-rsid="002323eb"/>
    </style:style>
    <style:style style:name="P12" style:family="paragraph" style:parent-style-name="Texto_20_normas">
      <style:text-properties officeooo:rsid="002323eb" officeooo:paragraph-rsid="002323e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a9e69"/>
    </style:style>
    <style:style style:name="T7" style:family="text">
      <style:text-properties officeooo:rsid="003b183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b3a34"/>
    </style:style>
    <style:style style:name="T10" style:family="text">
      <style:text-properties officeooo:rsid="003d2156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general"><text:span text:style-name="T5">DECLARACIÓN</text:span> N.º <text:span text:style-name="T7">2528-CM-19</text:span></text:p>
      <text:p text:style-name="P10">DESCRI<text:span text:style-name="T3">P</text:span>CIÓN SINTÉTICA: SE DECLARA DE INTERÉS MUNICIPAL Y CULTURA<text:span text:style-name="T10">L</text:span> AL LIBRO <text:span text:style-name="T8">RETRATOS DE MI BARILOCHE</text:span></text:p>
      <text:p text:style-name="Títulos_20_normas">ANTECEDENTES</text:p>
      <text:p text:style-name="Texto_20_normas">Carta Orgánica Municipal.</text:p>
      <text:p text:style-name="Texto_20_normas">Ordenanza 2071-CM-10: Jerarquización de las declaraciones de interés del Concejo Municipal. Reglamentación.</text:p>
      <text:p text:style-name="P11">FUNDAMENTOS</text:p>
      <text:p text:style-name="P12">El libro que nos ocupa, <text:span text:style-name="T8">Retratos de mi Bariloche </text:span>es un compendio de entrevistas a personalidades barilochenses que cuentan en primera persona o a través de otros la historia de nuestra ciudad; siempre guiados por el autor quien con su mirada y conocimiento del oficio, acompaña y ayuda a los entrevistados a desenmarañar un poco de historia. </text:p>
      <text:p text:style-name="P12">Roberto Oscar Sosa Lukman, periodista de dilatada y prestigiosa trayectoria a lo largo de 34 años en Bariloche, nació un 6 de septiembre de 1954 y se ha volcado desde hace muchos años al periodismo político. Trabajó en LU8 Radio Bariloche, luego Radio Nacional como redactor-locutor, también en la televisión local, en una revista de su propiedad denominada <text:span text:style-name="T8">Balance </text:span>y como corresponsal en diversos medios. </text:p>
      <text:p text:style-name="P12">Tiene a lo largo de su actuación profesional, importante participación en la actividad social, deportiva y vecinal, realizando además conocidas maratones radiales en beneficio de las necesidades del Hospital Zonal <text:span text:style-name="T9">Bariloche </text:span>y del Gimnasio Don Bosco.</text:p>
      <text:p text:style-name="P12">Es profesor de Ciencias Sociales y se desempeñó como docente secundario en colegios públicos y privados de Bariloche, lo que le ha permitido ejerciendo la enseñanza educativa, traducir a idioma comprensible para todos el mensaje de su opinión y actividad periodística. </text:p>
      <text:p text:style-name="P12"><text:soft-page-break/>Fue docente terciario en la Escuela de Periodismo local y docente Universitario en la Licenciatura de Comunicación en la Federación de Universidades Santo Tomás de Aquino. </text:p>
      <text:p text:style-name="P12">El presente constituye su tercer libro, luego de <text:span text:style-name="T8">El Catalejo se Lee</text:span> y <text:span text:style-name="T8">Desde Mi Ágora</text:span>, con recopilaciones de hechos políticamente importantes, actitudes destacables sobre las cuales se detuvo a opinar y analizar, entrevista<text:span text:style-name="T9">r</text:span> a importantes vecinos que dejaron huella en la ciudad. </text:p>
      <text:p text:style-name="P12">Por todo lo expuesto consideramos de importancia que este Concejo Municipal de San Carlos de Bariloche declare de interés municipal y cultural al libro<text:span text:style-name="T8"> Retratos de mi Bariloche</text:span>, de Roberto O<text:span text:style-name="T9">scar</text:span> Sosa Lukman.</text:p>
      <text:p text:style-name="Autores">AUTOR: Concejal Daniel González (PRO).</text:p>
      <text:p text:style-name="Leyenda_20_aprobación">El proyecto original N.º <text:span text:style-name="T6">1193</text:span>/<text:span text:style-name="T6">19 </text:span>fue aprobado en la sesión del día <text:span text:style-name="T6">25</text:span> de <text:span text:style-name="T6">abril</text:span> de 201<text:span text:style-name="T5">9</text:span>, según consta en el Acta N.º <text:span text:style-name="T6">1112</text:span>/<text:span text:style-name="T6">19</text:span>. Por ello, en ejercicio de las atribuciones que le otorga el Art. 38 de la Carta Orgánica Municipal,</text:p>
      <text:p text:style-name="P7">EL CONCEJO MUNICIPAL DE SAN CARLOS DE BARILOCHE SANCIONA CON CARÁCTER DE </text:p>
      <text:p text:style-name="P8">DECLARACIÓN</text:p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Texto_20_articulado">Se declara de interés municipal y cultural al libro <text:span text:style-name="T8">Retratos de mi Bariloche</text:span>, de Roberto O<text:span text:style-name="T7">scar</text:span> Sosa Lukman.</text:p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Texto_20_articulado">La presente declaración no implica la obligatoriedad de efectuar erogaciones por parte de la Administración Municipal.</text:p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Texto_20_articulado">Comuníquese. Publíquese en el Boletín Oficial. Cumplido, archíves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2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6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1781d" officeooo:paragraph-rsid="0031781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4.8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Heading">DCLE</text:p>
            </table:table-cell>
            <table:table-cell table:style-name="Tabla2.A1" office:value-type="string">
              <text:p text:style-name="MP1">DECLARACIÓN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1"><draw:image xlink:href="Pictures/10000000000000F1000000589F56A8AC58C091E5.jpg" xlink:type="simple" xlink:show="embed" xlink:actuate="onLoad" loext:mime-type="image/jpeg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9:47:17.267052728</meta:creation-date>
    <meta:generator>LibreOffice/6.2.1.2$Linux_X86_64 LibreOffice_project/7bcb35dc3024a62dea0caee87020152d1ee96e71</meta:generator>
    <meta:editing-duration>PT5M22S</meta:editing-duration>
    <meta:editing-cycles>3</meta:editing-cycles>
    <meta:print-date>2019-04-26T09:51:02.042381801</meta:print-date>
    <dc:date>2019-04-26T14:46:35.204157648</dc:date>
    <dc:creator>Joaquín Pino Suarez</dc:creator>
    <meta:document-statistic meta:table-count="2" meta:image-count="1" meta:object-count="0" meta:page-count="2" meta:paragraph-count="26" meta:word-count="457" meta:character-count="2946" meta:non-whitespace-character-count="2509"/>
  </office:meta>
</office:document-meta>
</file>